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3.5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io gen cnt</text:p>
          </table:table-cell>
          <table:table-cell office:value-type="string" calcext:value-type="string">
            <text:p>io gen cpus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2,3,4,5,6,7,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68984" calcext:value-type="float">
            <text:p>0.968984</text:p>
          </table:table-cell>
          <table:table-cell/>
          <table:table-cell office:value-type="string" calcext:value-type="string">
            <text:p>emq0 spinlock</text:p>
          </table:table-cell>
          <table:table-cell/>
          <table:table-cell table:formula="of:=[.F2]/[.E2]" office:value-type="float" office:value="0.000000968984" calcext:value-type="float">
            <text:p>0.000000968984</text:p>
          </table:table-cell>
        </table:table-row>
        <table:table-row table:style-name="ro1">
          <table:table-cell table:number-columns-repeated="5"/>
          <table:table-cell office:value-type="float" office:value="0.932964" calcext:value-type="float">
            <text:p>0.93296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935955" calcext:value-type="float">
            <text:p>0.9359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932943" calcext:value-type="float">
            <text:p>0.93294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0.687647" calcext:value-type="float">
            <text:p>0.687647</text:p>
          </table:table-cell>
          <table:table-cell table:number-columns-repeated="3"/>
          <table:table-cell table:formula="of:=[.F8]/[.E2]" office:value-type="float" office:value="0.000000687647" calcext:value-type="float">
            <text:p>0.000000687647</text:p>
          </table:table-cell>
        </table:table-row>
        <table:table-row table:style-name="ro1">
          <table:table-cell table:number-columns-repeated="5"/>
          <table:table-cell office:value-type="float" office:value="0.687706" calcext:value-type="float">
            <text:p>0.68770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7,6,5,4,3,2,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323977" calcext:value-type="float">
            <text:p>0.32397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535977" calcext:value-type="float">
            <text:p>0.53597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03936" calcext:value-type="float">
            <text:p>0.5039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251965" calcext:value-type="float">
            <text:p>0.2519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251953" calcext:value-type="float">
            <text:p>0.2519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0,9,8,7,6,5,4,3</text:p>
          </table:table-cell>
          <table:table-cell/>
          <table:table-cell office:value-type="float" office:value="0.288273" calcext:value-type="float">
            <text:p>0.28827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287927" calcext:value-type="float">
            <text:p>0.2879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257917" calcext:value-type="float">
            <text:p>0.2579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251956" calcext:value-type="float">
            <text:p>0.25195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25195" calcext:value-type="float">
            <text:p>0.2519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251959" calcext:value-type="float">
            <text:p>0.2519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251939" calcext:value-type="float">
            <text:p>0.2519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395958" calcext:value-type="float">
            <text:p>0.3959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431959" calcext:value-type="float">
            <text:p>0.4319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431968" calcext:value-type="float">
            <text:p>0.4319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98976" calcext:value-type="float">
            <text:p>0.49897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09973" calcext:value-type="float">
            <text:p>0.50997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03933" calcext:value-type="float">
            <text:p>0.5039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539932" calcext:value-type="float">
            <text:p>0.53993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39972" calcext:value-type="float">
            <text:p>0.53997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9,8,7,6,5,4,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87958" calcext:value-type="float">
            <text:p>0.287958</text:p>
          </table:table-cell>
          <table:table-cell/>
          <table:table-cell office:value-type="string" calcext:value-type="string">
            <text:p>emq1 spinlock align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287958" calcext:value-type="float">
            <text:p>0.2879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7911" calcext:value-type="float">
            <text:p>0.2879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287956" calcext:value-type="float">
            <text:p>0.2879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287952" calcext:value-type="float">
            <text:p>0.28795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287946" calcext:value-type="float">
            <text:p>0.2879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251959" calcext:value-type="float">
            <text:p>0.2519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25197" calcext:value-type="float">
            <text:p>0.2519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287979" calcext:value-type="float">
            <text:p>0.28797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287956" calcext:value-type="float">
            <text:p>0.2879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431967" calcext:value-type="float">
            <text:p>0.4319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431898" calcext:value-type="float">
            <text:p>0.43189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430918" calcext:value-type="float">
            <text:p>0.4309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503725" calcext:value-type="float">
            <text:p>0.5037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03984" calcext:value-type="float">
            <text:p>0.5039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575973" calcext:value-type="float">
            <text:p>0.57597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74982" calcext:value-type="float">
            <text:p>0.574982</text:p>
          </table:table-cell>
          <table:table-cell table:number-columns-repeated="4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2:56:30.834564897</meta:creation-date>
    <meta:generator>LibreOffice/7.4.7.2$Linux_X86_64 LibreOffice_project/40$Build-2</meta:generator>
    <dc:date>2023-09-26T15:35:58.696858038</dc:date>
    <meta:editing-duration>PT2H39M28S</meta:editing-duration>
    <meta:editing-cycles>2</meta:editing-cycles>
    <meta:document-statistic meta:table-count="1" meta:cell-count="86" meta:object-count="0"/>
  </office:meta>
</office:document-meta>
</file>